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/></text:p>
      <text:p text:style-name="OrgTitle"/>
      <text:p text:style-name="OrgSubtitle"><text:initial-creator/></text:p>
      <text:p text:style-name="OrgSubtitle"/>
      <text:p text:style-name="OrgSubtitle"><text:date style:data-style-name="N75" text:date-value="2012-11-15T13:30:08-05:00">15 Nov 2012</text:date></text:p>
      <text:p text:style-name="OrgSubtitle"/>
      <text:h text:style-name="Heading_20_1" text:outline-level="1"><text:bookmark-start text:name="OrgXref.sec-1"/><text:bookmark text:name="sec-1"/>Education<text:bookmark-end text:name="OrgXref.sec-1"/></text:h>
      <text:p text:style-name="Text_20_body">
Doctor of Philosophy in /<text:a xlink:type="simple" xlink:href="http://www.cse.umich.edu/">Computer Science and Engineering</text:a>/  \hfill <text:span text:style-name="Emphasis">August 2009 - Present</text:span> <text:line-break/>
<text:span text:style-name="Bold">University of Michigan</text:span>, Ann Arbor <text:line-break/>
Thesis: Comprehension and acquisition of verbs using situated context
in interactive instruction <text:line-break/>
Areas of interest: Cognitive agents and architectures, embodied
language processing, learning with human-agent interaction 

</text:p>
      <text:p text:style-name="Text_20_body">

Master of Science and Engineering in /<text:a xlink:type="simple" xlink:href="http://www.cse.umich.edu/">Computer Science and Engineering</text:a>/ \hfill
<text:span text:style-name="Emphasis">August 2008 - December 2009</text:span><text:line-break/>
<text:span text:style-name="Bold">University of Michigan</text:span>, Ann Arbor<text:line-break/>
Relevant coursework: Introductory/Advanced Artificial Intelligence,
Machine Learning, Natural Language Processing, Models of Cognition,
Cognitive Functioning, Algorithms, Parallel Computing, Psychology of
Language

</text:p>
      <text:p text:style-name="Text_20_body">

Bachelor of Engineering in /<text:a xlink:type="simple" xlink:href="http://www.nsitonline.in/departments/ice.html">Instrumentation and Control Engineering</text:a>/ \hfill <text:span text:style-name="Emphasis">August 2003 - May 2007</text:span><text:line-break/>
Netaji Subhas Institute of Technology, <text:span text:style-name="Bold">Delhi University</text:span>, New Delhi,
India<text:line-break/>
Thesis: Extraction based summarization of documents

</text:p>
      <text:h text:style-name="Heading_20_1" text:outline-level="1"><text:bookmark-start text:name="OrgXref.sec-2"/><text:bookmark text:name="sec-2"/>Research Experience<text:bookmark-end text:name="OrgXref.sec-2"/></text:h>
      <text:p text:style-name="Text_20_body">
 Graduate Student Research Assistant to Professor <text:a xlink:type="simple" xlink:href="http://ai.eecs.umich.edu/people/laird/">John E. Laird</text:a> \hfill
 <text:span text:style-name="Emphasis">August 2010 - Present</text:span><text:line-break/>
*<text:a xlink:type="simple" xlink:href="http://www.umich.edu">University of Michigan</text:a>*, Ann Arbor<text:line-break/>
<text:span text:style-name="Emphasis">Grounded language for physical agents</text:span><text:line-break/>
Investigating comprehension and acquisition of grounded representation
 of verbs for robotic systems acting in a complex environment such
 that the robot is able to collaborate with humans on a wide variety
 of tasks. 

</text:p>
      <text:p text:style-name="Text_20_body">

<text:span text:style-name="Emphasis">Learning with human-agent interaction</text:span>  <text:line-break/>
Designed, implemented, and analyzed an interaction model for agents
 instantiated in Soar cognitive architecture that allows limited
 mixed-initiative interaction with an instructor. The agents can
 derived general action policies from a history of (available in
 episodic/semantic memory of the agent) using explanation based
 generalization.

</text:p>
      <text:p text:style-name="Text_20_body">

 Graduate Student Research Assistant to Professor <text:a xlink:type="simple" xlink:href="http://ai.eecs.umich.edu/people/laird/">John E. Laird</text:a> \hfill
 <text:span text:style-name="Emphasis">May 2009 - August 2010</text:span><text:line-break/>
*<text:a xlink:type="simple" xlink:href="http://www.umich.edu">University of Michigan</text:a>*, Ann Arbor<text:line-break/>
<text:span text:style-name="Emphasis">Reinforcement learning in Soar cognitive architecture</text:span><text:line-break/>
 Designed, implemented, and analyzed reinforcement learning agents for
 Infinite Mario. Implemented modular reinforcement learning for Soar cognitive
 architecture that allows the agent to learn multiple MDPs. 

</text:p>
      <text:p text:style-name="Text_20_body">

Research Assistant to Professor <text:a xlink:type="simple" xlink:href="http://maths.iitd.ac.in/people/faculty/niladri_chatterjee.php">Niladri Chatterjee</text:a> \hfill <text:span text:style-name="Emphasis">May 2007 - May 2007</text:span> <text:line-break/>
*<text:a xlink:type="simple" xlink:href="http://www.iitd.ac.in">Indian Institute of Technology</text:a>*, New Delhi, India<text:line-break/>
<text:span text:style-name="Emphasis">Sense disambiguation, Word-Space models for language</text:span><text:line-break/>
Designed, implemented and analyzed algorithm for sense disambiguation
of homonyms using K-Means clustering and Random Indexing.

</text:p>
      <text:p text:style-name="Text_20_body">

Undergraduate Thesis with Professor <text:a xlink:type="simple" xlink:href="http://maths.iitd.ac.in/people/faculty/niladri_chatterjee.php">Niladri Chatterjee</text:a> \hfill <text:span text:style-name="Emphasis">December 2006 - May 2007</text:span> <text:line-break/>
*<text:a xlink:type="simple" xlink:href="http://www.iitd.ac.in">Indian Institute of Technology</text:a>*, New Delhi, India<text:line-break/>
<text:span text:style-name="Emphasis">Single document summarization, Word-Space models for language</text:span><text:line-break/>
Designed, implemented and analyzed algorithm for single-document
summarization using PageRank and Random Indexing.

</text:p>
      <text:h text:style-name="Heading_20_1" text:outline-level="1"><text:bookmark-start text:name="OrgXref.sec-3"/><text:bookmark text:name="sec-3"/>Publications<text:bookmark-end text:name="OrgXref.sec-3"/></text:h>
      <text:h text:style-name="Heading_20_2" text:outline-level="2"><text:bookmark-start text:name="OrgXref.sec-3-1"/><text:bookmark text:name="sec-3-1"/><text:span text:style-name="Underline">Journal Articles</text:span><text:bookmark-end text:name="OrgXref.sec-3-1"/></text:h>
      <text:p text:style-name="Text_20_body">
\bibentry{Mohan2012f}

</text:p>
      <text:h text:style-name="Heading_20_2" text:outline-level="2"><text:bookmark-start text:name="OrgXref.sec-3-2"/><text:bookmark text:name="sec-3-2"/><text:span text:style-name="Underline">Conference/Symposium Proceedings</text:span><text:bookmark-end text:name="OrgXref.sec-3-2"/></text:h>
      <text:p text:style-name="Text_20_body">
\bibentry{Mohan2012g}

</text:p>
      <text:p text:style-name="Text_20_body">

\bibentry{Joshi2012b}

</text:p>
      <text:p text:style-name="Text_20_body">

\bibentry{Mohan2011a}

</text:p>
      <text:p text:style-name="Text_20_body">

\bibentry{Mohan2011b}

</text:p>
      <text:p text:style-name="Text_20_body">

\bibentry{Mohan2008}

</text:p>
      <text:p text:style-name="Text_20_body">

\bibentry{Mohan2007}

</text:p>
      <text:h text:style-name="Heading_20_2" text:outline-level="2"><text:bookmark-start text:name="OrgXref.sec-3-3"/><text:bookmark text:name="sec-3-3"/><text:span text:style-name="Underline">Workshop Proceedings</text:span><text:bookmark-end text:name="OrgXref.sec-3-3"/></text:h>
      <text:p text:style-name="Text_20_body">
\bibentry{Mohan2012d}

</text:p>
      <text:p text:style-name="Text_20_body">

\bibentry{Mohan2012c}

</text:p>
      <text:h text:style-name="Heading_20_2" text:outline-level="2"><text:bookmark-start text:name="OrgXref.sec-3-4"/><text:bookmark text:name="sec-3-4"/><text:span text:style-name="Underline">Short Papers and Extended Abstracts</text:span><text:bookmark-end text:name="OrgXref.sec-3-4"/></text:h>
      <text:p text:style-name="Text_20_body">
\bibentry{Joshi2012}

</text:p>
      <text:p text:style-name="Text_20_body">

\bibentry{Mohan2012a}

</text:p>
      <text:p text:style-name="Text_20_body">

\bibentry{Mohan2012b}

</text:p>
      <text:p text:style-name="Text_20_body">

\bibentry{Mohan2010}

</text:p>
      <text:h text:style-name="Heading_20_1" text:outline-level="1"><text:bookmark-start text:name="OrgXref.sec-4"/><text:bookmark text:name="sec-4"/>Teaching Experience<text:bookmark-end text:name="OrgXref.sec-4"/></text:h>
      <text:p text:style-name="Text_20_body">
Graduate Student Instructor \hfill <text:span text:style-name="Emphasis">January 2012 - April 2012</text:span><text:line-break/>
EECS 492: Introduction to Artificial Intelligence <text:line-break/>
<text:span text:style-name="Bold">University of Michigan</text:span>, Ann Arbor

</text:p>
      <text:p text:style-name="Text_20_body">

Student\hfill <text:span text:style-name="Emphasis">September 2011 - December 2011</text:span><text:line-break/>
CHE 580: Teaching Engineering <text:line-break/>
<text:span text:style-name="Bold">University of Michigan</text:span>

</text:p>
      <text:h text:style-name="Heading_20_1" text:outline-level="1"><text:bookmark-start text:name="OrgXref.sec-5"/><text:bookmark text:name="sec-5"/>Advising Experience<text:bookmark-end text:name="OrgXref.sec-5"/></text:h>
      <text:p text:style-name="Text_20_body">
Undergraduate Student Advising \hfill <text:span text:style-name="Emphasis">September 2012 - Present</text:span><text:line-break/>
Anant Mittal, Anmol Gupta<text:line-break/>
Undergraduate thesis project: \emph{Designing Soar agents for planet wars}<text:line-break/>
<text:span text:style-name="Bold">Bharati Vidyapeeth College of Engineering</text:span>, New Delhi, India<text:line-break/>

</text:p>
      <text:p text:style-name="Text_20_body">

Undergraduate Student Advising \hfill <text:span text:style-name="Emphasis">September 2011 - May 2012</text:span><text:line-break/>
Mandar Joshi, Rakesh Khobragade, Saurabh Sarda<text:line-break/>
Undergraduate thesis project: \emph{Reinforcement learning agents for Infinite Mario}<text:line-break/>
<text:span text:style-name="Bold">Visvesvaraya National Institute of Techonology</text:span>, Nagpur, India<text:line-break/>

</text:p>
      <text:h text:style-name="Heading_20_1" text:outline-level="1"><text:bookmark-start text:name="OrgXref.sec-6"/><text:bookmark text:name="sec-6"/>Service<text:bookmark-end text:name="OrgXref.sec-6"/></text:h>
      <table:table table:name="Table1" table:style-name="OrgTable">
        <table:table-column table:style-name="OrgTableColumn"/>
        <table:table-column table:style-name="OrgTableColumn"/>
        <table:table-rows>
          <table:table-row>
            <table:table-cell table:style-name="OrgTblCellT">
              <text:p text:style-name="OrgTableContentsRight">2012</text:p>
            </table:table-cell>
            <table:table-cell table:style-name="OrgTblCellT">
              <text:p text:style-name="OrgTableContentsLeft"><text:span text:style-name="Emphasis">Co-Chair</text:span>, Special Interest Group - Faculty, University of Michigan</text:p>
            </table:table-cell>
          </table:table-row>
          <table:table-row>
            <table:table-cell table:style-name="OrgTblCell">
              <text:p text:style-name="OrgTableContentsRight">2011</text:p>
            </table:table-cell>
            <table:table-cell table:style-name="OrgTblCell">
              <text:p text:style-name="OrgTableContentsLeft"><text:span text:style-name="Emphasis">Vice-President</text:span>, CSE Graduate Organization, University of Michigan</text:p>
            </table:table-cell>
          </table:table-row>
          <table:table-row>
            <table:table-cell table:style-name="OrgTblCell">
              <text:p text:style-name="OrgTableContentsRight"/>
            </table:table-cell>
            <table:table-cell table:style-name="OrgTblCell">
              <text:p text:style-name="OrgTableContentsLeft"><text:span text:style-name="Emphasis">Social Chair</text:span>, Indian Students Association, University of Michigan</text:p>
            </table:table-cell>
          </table:table-row>
          <table:table-row>
            <table:table-cell table:style-name="OrgTblCell">
              <text:p text:style-name="OrgTableContentsRight"/>
            </table:table-cell>
            <table:table-cell table:style-name="OrgTblCell">
              <text:p text:style-name="OrgTableContentsLeft"><text:span text:style-name="Emphasis">Mentor</text:span>, EduMentoring</text:p>
            </table:table-cell>
          </table:table-row>
          <table:table-row>
            <table:table-cell table:style-name="OrgTblCell">
              <text:p text:style-name="OrgTableContentsRight">2010</text:p>
            </table:table-cell>
            <table:table-cell table:style-name="OrgTblCell">
              <text:p text:style-name="OrgTableContentsLeft"><text:span text:style-name="Emphasis">DCO Representative</text:span>, CSE Graduate Organization, University of Michigan</text:p>
            </table:table-cell>
          </table:table-row>
          <table:table-row>
            <table:table-cell table:style-name="OrgTblCell">
              <text:p text:style-name="OrgTableContentsRight"/>
            </table:table-cell>
            <table:table-cell table:style-name="OrgTblCell">
              <text:p text:style-name="OrgTableContentsLeft"><text:span text:style-name="Emphasis">Social Chair</text:span>, Indian Students Association, University of Michigan</text:p>
            </table:table-cell>
          </table:table-row>
          <table:table-row>
            <table:table-cell table:style-name="OrgTblCell">
              <text:p text:style-name="OrgTableContentsRight">2007</text:p>
            </table:table-cell>
            <table:table-cell table:style-name="OrgTblCell">
              <text:p text:style-name="OrgTableContentsLeft"><text:span text:style-name="Emphasis">Creative Head</text:span>, The Choreography Team, Netaji Subhas Institute of Technology, Delhi</text:p>
            </table:table-cell>
          </table:table-row>
          <table:table-row>
            <table:table-cell table:style-name="OrgTblCell">
              <text:p text:style-name="OrgTableContentsRight">2006</text:p>
            </table:table-cell>
            <table:table-cell table:style-name="OrgTblCell">
              <text:p text:style-name="OrgTableContentsLeft"><text:span text:style-name="Emphasis">Volunteer</text:span>, The Neighborhood Project, Netaji Subhas Institute of Technology, Delhi</text:p>
            </table:table-cell>
          </table:table-row>
          <table:table-row>
            <table:table-cell table:style-name="OrgTblCellB">
              <text:p text:style-name="OrgTableContentsRight"/>
            </table:table-cell>
            <table:table-cell table:style-name="OrgTblCellB">
              <text:p text:style-name="OrgTableContentsLeft"><text:span text:style-name="Emphasis">Creative Head</text:span>, The Choreography Team, Netaji Subhas Institute of Technology, Delhi</text:p>
            </table:table-cell>
          </table:table-row>
        </table:table-rows>
      </table:table>
      <text:h text:style-name="Heading_20_1" text:outline-level="1"><text:bookmark-start text:name="OrgXref.sec-7"/><text:bookmark text:name="sec-7"/>Professional Experience<text:bookmark-end text:name="OrgXref.sec-7"/></text:h>
      <text:p text:style-name="Text_20_body">
Software Engineer with Strategic Data Services \hfill <text:span text:style-name="Emphasis">July 2007 - July 2008</text:span><text:line-break/>
*<text:a xlink:type="simple" xlink:href="http://bangalore.yahoo.com">Yahoo! Research and Development</text:a>*, India<text:line-break/>
Implemented feed aggregation (to generate analytic numbers
such as page views and click-through rate) for many Yahoo!
websites on a custom distributed computing platform. Implemented
better scheduling of I/O and CPU bound processes leading to
performance improvement of Media Analytics processes.

</text:p>
      <text:p text:style-name="Text_20_body">

Software Intern \hfill <text:span text:style-name="Emphasis">May 2006 - July 2006</text:span><text:line-break/>
*<text:a xlink:type="simple" xlink:href="http://www.bel-india.com/">Bharat Electronics Limited</text:a>*, India

</text:p>
      <text:p text:style-name="Text_20_body">

Software Intern \hfill <text:span text:style-name="Emphasis">May 2005 - July 2005</text:span><text:line-break/>
<text:span text:style-name="Bold">Central Research Laboratory</text:span>, *<text:a xlink:type="simple" xlink:href="http://www.bel-india.com/">Bharat Electronics Limited</text:a>*, India

</text:p>
      <text:h text:style-name="Heading_20_1" text:outline-level="1"><text:bookmark-start text:name="OrgXref.sec-8"/><text:bookmark text:name="sec-8"/>Technical Skills<text:bookmark-end text:name="OrgXref.sec-8"/></text:h>
      <text:p text:style-name="Text_20_body">
Operating Systems: Linux(Ubuntu/Red Hat), Windows(XP/Vista/7) <text:line-break/>
Programming Languages: \textsc{C/C++}, \textsc{Java}, Perl, Soar  <text:line-break/>
Programming IDEs/Editors: Eclipse, Emacs <text:line-break/>
Document Markup Language: Latex
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2-11-15T13:30:08-05:00</dc:date>
    <meta:creation-date>2012-11-15T13:30:08-05:00</meta:creation-date>
    <meta:generator>Org-7.8.11/Emacs-23.4.1</meta:generator>
    <meta:keyword/>
    <dc:subject/>
    <dc:title/>
  </office:meta>
</office:document-meta>
</file>